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0f319" officeooo:paragraph-rsid="0010f319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10f319" officeooo:paragraph-rsid="0010f319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1118a7" officeooo:paragraph-rsid="001118a7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15368c" officeooo:paragraph-rsid="0015368c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80062" officeooo:paragraph-rsid="00180062" style:font-weight-asian="normal" style:font-weight-complex="normal"/>
    </style:style>
    <style:style style:name="P6" style:family="paragraph" style:parent-style-name="Standard">
      <style:text-properties fo:font-size="15pt" style:text-underline-style="solid" style:text-underline-width="auto" style:text-underline-color="font-color" fo:font-weight="bold" officeooo:rsid="0010f319" officeooo:paragraph-rsid="0010f319" style:font-size-asian="15pt" style:font-weight-asian="bold" style:font-size-complex="15pt" style:font-weight-complex="bold"/>
    </style:style>
    <style:style style:name="T1" style:family="text">
      <style:text-properties officeooo:rsid="001132fa"/>
    </style:style>
    <style:style style:name="T2" style:family="text">
      <style:text-properties officeooo:rsid="0012b406"/>
    </style:style>
    <style:style style:name="T3" style:family="text">
      <style:text-properties officeooo:rsid="001474e3"/>
    </style:style>
    <style:style style:name="T4" style:family="text">
      <style:text-properties officeooo:rsid="00161b2f"/>
    </style:style>
    <style:style style:name="T5" style:family="text">
      <style:text-properties officeooo:rsid="00178f5a"/>
    </style:style>
    <style:style style:name="T6" style:family="text">
      <style:text-properties officeooo:rsid="0017f562"/>
    </style:style>
    <style:style style:name="T7" style:family="text">
      <style:text-properties officeooo:rsid="001800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Master seminar 3</text:p>
      <text:p text:style-name="P1"/>
      <text:p text:style-name="P2">Questions:</text:p>
      <text:p text:style-name="P2">- How much poetry can you add? <text:span text:style-name="T2">Yes</text:span></text:p>
      <text:p text:style-name="P2">- How much philosophy can you add? <text:span text:style-name="T2">Yes</text:span></text:p>
      <text:p text:style-name="P2"/>
      <text:p text:style-name="P3">Important notes:</text:p>
      <text:p text:style-name="P3">- Take your text and cross out everything that’s unnecessary.</text:p>
      <text:p text:style-name="P3">- <text:span text:style-name="T1">The conclusion is the summary of the discussion</text:span></text:p>
      <text:p text:style-name="P3">- <text:span text:style-name="T3">Don’t include digits that are meaningless</text:span></text:p>
      <text:p text:style-name="P3">- <text:span text:style-name="T7">First draft of discussion ready by March</text:span></text:p>
      <text:p text:style-name="P5">- Paper piles for discussion part</text:p>
      <text:p text:style-name="P3"/>
      <text:p text:style-name="P4">Råd fra Lena:</text:p>
      <text:p text:style-name="P4">- Disposisjon, skjelett</text:p>
      <text:p text:style-name="P4">- <text:span text:style-name="T4">Sette inn notater I skjelettet (to versjoner)</text:span></text:p>
      <text:p text:style-name="P4">- <text:span text:style-name="T4">Ha orden på de viktigste artiklene</text:span></text:p>
      <text:p text:style-name="P4">- <text:span text:style-name="T4">Bruk så lite adjektiv som mulig. Sant språk med relativt korte setninger.</text:span></text:p>
      <text:p text:style-name="P4">- <text:span text:style-name="T4">Bevisstgjør deg eventuell endring I forskningspørsmål</text:span></text:p>
      <text:p text:style-name="P4">- <text:span text:style-name="T4">Hver konsistent I bruk deg begreper. Lag et ark over begrepene du bruker og heng det foran deg.</text:span></text:p>
      <text:p text:style-name="P4">- <text:span text:style-name="T5">Flytdiagram med seksjonsnavn</text:span></text:p>
      <text:p text:style-name="P4">- <text:span text:style-name="T6">Når du skriver og har god flyt, stopp et sted der du vet akurat hva du vil skrive videre, så slippe rud å “varme opp” neste gang.</text:span></text:p>
      <text:p text:style-name="P4">- <text:span text:style-name="T6">Lag usynlige overskrifter som du tar vekk til slutt om akkurat hva de neste setningene skal inneholde</text:span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4T10:37:28.199489474</meta:creation-date>
    <dc:date>2021-12-14T17:39:24.249899724</dc:date>
    <meta:editing-duration>PT3H30M12S</meta:editing-duration>
    <meta:editing-cycles>1</meta:editing-cycles>
    <meta:document-statistic meta:table-count="0" meta:image-count="0" meta:object-count="0" meta:page-count="1" meta:paragraph-count="20" meta:word-count="172" meta:character-count="952" meta:non-whitespace-character-count="800"/>
    <meta:generator>LibreOffice/6.4.7.2$Linux_X86_64 LibreOffice_project/40$Build-2</meta:generator>
  </office:meta>
</office:document-meta>
</file>